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Request.EJ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Request.getClassName( String theCla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Request.setMethodName( String theMethodKey ,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Request.getMethodName( String theMethod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Request.setClassName( String theClassKey ,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